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386in" svg:height="3.5429in" svg:x="2.3012in" svg:y="18.3795in">
            <draw:object draw:notify-on-update-of-ranges="Sheet1.A4:Sheet1.A1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2394in" svg:height="3.5429in" svg:x="2.2319in" svg:y="21.8063in">
            <draw:object draw:notify-on-update-of-ranges="Sheet1.B4:Sheet1.B1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7976in" svg:y="33.263in">
            <draw:object draw:notify-on-update-of-ranges="Sheet1.A150:Sheet1.A19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points</text:p>
          </table:table-cell>
          <table:table-cell office:value-type="string" calcext:value-type="string">
            <text:p>P(pass)</text:p>
          </table:table-cell>
          <table:table-cell office:value-type="string" calcext:value-type="string">
            <text:p>with update: oldval * max/incomming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float" office:value="0.938878978499671" calcext:value-type="float">
            <text:p>0.9388789785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58350755152546" calcext:value-type="float">
            <text:p>0.358350755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57171383838836" calcext:value-type="float">
            <text:p>0.157171383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822886826381341" calcext:value-type="float">
            <text:p>0.082288682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472923463437552" calcext:value-type="float">
            <text:p>0.047292346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299318647745286" calcext:value-type="float">
            <text:p>0.029931864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174022469619352" calcext:value-type="float">
            <text:p>0.01740224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10297187551441" calcext:value-type="float">
            <text:p>0.010297187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00952819131774" calcext:value-type="float">
            <text:p>0.010095281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06026161493417" calcext:value-type="float">
            <text:p>0.020602616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81076959492461" calcext:value-type="float">
            <text:p>0.098107695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4504275527359" calcext:value-type="float">
            <text:p>0.545042755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56215360129104" calcext:value-type="float">
            <text:p>0.956215360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85384592712134" calcext:value-type="float">
            <text:p>0.885384592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36596722855839" calcext:value-type="float">
            <text:p>0.5365967229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56744843471693" calcext:value-type="float">
            <text:p>0.256744843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22844422713729" calcext:value-type="float">
            <text:p>0.1228444227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82201055515302" calcext:value-type="float">
            <text:p>0.058220105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288218344314506" calcext:value-type="float">
            <text:p>0.0288218344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132819513508989" calcext:value-type="float">
            <text:p>0.0132819514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710264778122936" calcext:value-type="float">
            <text:p>0.007102647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601919303494013" calcext:value-type="float">
            <text:p>0.00601919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03779190257588" calcext:value-type="float">
            <text:p>0.0103779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24309969554964" calcext:value-type="float">
            <text:p>0.03243099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7413622524984" calcext:value-type="float">
            <text:p>0.14741362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1335140781148" calcext:value-type="float">
            <text:p>0.921335140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18119889843737" calcext:value-type="float">
            <text:p>1.181198898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22811639404194" calcext:value-type="float">
            <text:p>0.9228116394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54587014484825" calcext:value-type="float">
            <text:p>0.4545870145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11435820690616" calcext:value-type="float">
            <text:p>0.211435820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927350090748317" calcext:value-type="float">
            <text:p>0.092735009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86395871145132" calcext:value-type="float">
            <text:p>0.038639587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160998279643805" calcext:value-type="float">
            <text:p>0.016099828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709243522659934" calcext:value-type="float">
            <text:p>0.007092435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451747466662378" calcext:value-type="float">
            <text:p>0.004517474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403345952377124" calcext:value-type="float">
            <text:p>0.004033459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89632433861583" calcext:value-type="float">
            <text:p>0.008963243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73468474423263" calcext:value-type="float">
            <text:p>0.037346847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87283441864048" calcext:value-type="float">
            <text:p>0.28728344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913376745619" calcext:value-type="float">
            <text:p>1.149133767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32084341086919" calcext:value-type="float">
            <text:p>1.320843410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23666720887543" calcext:value-type="float">
            <text:p>0.923666720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71258531065073" calcext:value-type="float">
            <text:p>0.471258531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01392534643194" calcext:value-type="float">
            <text:p>0.201392534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799176724774578" calcext:value-type="float">
            <text:p>0.079917672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314636505816763" calcext:value-type="float">
            <text:p>0.0314636506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135037126959984" calcext:value-type="float">
            <text:p>0.01350371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592268100701685" calcext:value-type="float">
            <text:p>0.00592268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379659038911336" calcext:value-type="float">
            <text:p>0.003796590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342035170190393" calcext:value-type="float">
            <text:p>0.003420351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698030959572231" calcext:value-type="float">
            <text:p>0.006980309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67384715564332" calcext:value-type="float">
            <text:p>0.03673847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3986105058484" calcext:value-type="float">
            <text:p>0.333986105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5547836143602" calcext:value-type="float">
            <text:p>1.855478361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18291571933649" calcext:value-type="float">
            <text:p>2.182915719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2674230021993" calcext:value-type="float">
            <text:p>1.426742300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82651818287048" calcext:value-type="float">
            <text:p>0.682651818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76377254367226" calcext:value-type="float">
            <text:p>0.2763772544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994162785493619" calcext:value-type="float">
            <text:p>0.0994162785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362833133391832" calcext:value-type="float">
            <text:p>0.0362833133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131461280214432" calcext:value-type="float">
            <text:p>0.013146128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517564095332409" calcext:value-type="float">
            <text:p>0.00517564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28282191001771" calcext:value-type="float">
            <text:p>0.002828219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204943413056311" calcext:value-type="float">
            <text:p>0.002049434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280744401447002" calcext:value-type="float">
            <text:p>0.00280744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3687810212858" calcext:value-type="float">
            <text:p>0.01336878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153437292078" calcext:value-type="float">
            <text:p>0.121534372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4879791698308" calcext:value-type="float">
            <text:p>0.934879791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1648453287622" calcext:value-type="float">
            <text:p>1.416484532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9805002548544" calcext:value-type="float">
            <text:p>1.098050025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71901054940336" calcext:value-type="float">
            <text:p>0.571901054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58778757891555" calcext:value-type="float">
            <text:p>0.258778757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08275630916968" calcext:value-type="float">
            <text:p>0.1082756309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43836287820635" calcext:value-type="float">
            <text:p>0.0438362878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173265959765356" calcext:value-type="float">
            <text:p>0.017326596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690302628547234" calcext:value-type="float">
            <text:p>0.0069030263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371130445455502" calcext:value-type="float">
            <text:p>0.003711304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281159428375381" calcext:value-type="float">
            <text:p>0.002811594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530489487500718" calcext:value-type="float">
            <text:p>0.005304894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47358190972422" calcext:value-type="float">
            <text:p>0.014735819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7556942617064" calcext:value-type="float">
            <text:p>0.077556942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0795632310091" calcext:value-type="float">
            <text:p>1.107956323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8279474728702" calcext:value-type="float">
            <text:p>1.582794747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2697267231552" calcext:value-type="float">
            <text:p>1.226972672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39048266831" calcext:value-type="float">
            <text:p>0.6390482668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69640618916034" calcext:value-type="float">
            <text:p>0.2696406189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04918528761103" calcext:value-type="float">
            <text:p>0.104918528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398929767152482" calcext:value-type="float">
            <text:p>0.0398929767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152846654081411" calcext:value-type="float">
            <text:p>0.015284665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621327862119555" calcext:value-type="float">
            <text:p>0.006213278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334047237698686" calcext:value-type="float">
            <text:p>0.003340472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73809211228431" calcext:value-type="float">
            <text:p>0.002738092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365078948304574" calcext:value-type="float">
            <text:p>0.003650789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07376161266051" calcext:value-type="float">
            <text:p>0.01073761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9306845851168" calcext:value-type="float">
            <text:p>0.119306845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8460768955607" calcext:value-type="float">
            <text:p>1.084607689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52761646416348" calcext:value-type="float">
            <text:p>1.527616464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12324740012021" calcext:value-type="float">
            <text:p>1.123247400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88087644041994" calcext:value-type="float">
            <text:p>0.588087644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56806831459386" calcext:value-type="float">
            <text:p>0.2568068315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03970377109063" calcext:value-type="float">
            <text:p>0.1039703771</text:p>
          </table:table-cell>
          <table:table-cell table:number-columns-repeated="3"/>
          <table:table-cell office:value-type="string" calcext:value-type="string">
            <text:p>Datapoint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396833500416272" calcext:value-type="float">
            <text:p>0.0396833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149748490723121" calcext:value-type="float">
            <text:p>0.014974849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626562722690884" calcext:value-type="float">
            <text:p>0.006265627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364280652727258" calcext:value-type="float">
            <text:p>0.0036428065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291424522181807" calcext:value-type="float">
            <text:p>0.002914245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485707536969678" calcext:value-type="float">
            <text:p>0.004857075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11177189986816" calcext:value-type="float">
            <text:p>0.0211177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4221876462833" calcext:value-type="float">
            <text:p>0.124221876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30716920369607" calcext:value-type="float">
            <text:p>0.730716920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3850325486374" calcext:value-type="float">
            <text:p>1.238503254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1516660234733" calcext:value-type="float">
            <text:p>1.015166602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60865526158745" calcext:value-type="float">
            <text:p>0.560865526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67078821980355" calcext:value-type="float">
            <text:p>0.26707882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1462610385423" calcext:value-type="float">
            <text:p>0.1146261039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491957527271371" calcext:value-type="float">
            <text:p>0.049195752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12050658306626" calcext:value-type="float">
            <text:p>0.0212050658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898519738587396" calcext:value-type="float">
            <text:p>0.008985197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49259869293698" calcext:value-type="float">
            <text:p>0.004492598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397575105569644" calcext:value-type="float">
            <text:p>0.003975751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593395679954693" calcext:value-type="float">
            <text:p>0.005933956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52152738449921" calcext:value-type="float">
            <text:p>0.0152152738</text:p>
          </table:table-cell>
          <table:table-cell table:number-columns-repeated="4"/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xed update (correct)</text:p>
          </table:table-cell>
          <table:table-cell table:number-columns-repeated="3"/>
        </table:table-row>
        <table:table-row table:style-name="ro1">
          <table:table-cell office:value-type="float" office:value="80551" calcext:value-type="float">
            <text:p>80551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21299" calcext:value-type="float">
            <text:p>2129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Datapoints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3:13:23.034447348</meta:creation-date>
    <dc:date>2015-11-04T18:28:41.843453205</dc:date>
    <meta:editing-duration>PT3H29M58S</meta:editing-duration>
    <meta:editing-cycles>1</meta:editing-cycles>
    <meta:document-statistic meta:table-count="1" meta:cell-count="344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33cm" svg:height="9cm" xlink:href=".." xlink:type="simple" chart:class="chart:line" chart:style-name="ch1">
        <chart:legend chart:legend-position="end" svg:x="15.27cm" svg:y="4.2cm" style:legend-expansion="high" chart:style-name="ch2"/>
        <chart:plot-area chart:style-name="ch3" table:cell-range-address="Sheet1.A4:Sheet1.A124" svg:x="0.362cm" svg:y="0.18cm" svg:width="14.546cm" svg:height="8.64cm">
          <chartooo:coordinate-region svg:x="1.211cm" svg:y="0.38cm" svg:width="13.555cm" svg:height="7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:Sheet1.A124" chart:class="chart:line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">
                <text:p>262</text:p>
                <draw:g>
                  <svg:desc>Sheet1.A4:Sheet1.A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389cm" svg:height="9cm" xlink:href=".." xlink:type="simple" chart:class="chart:line" chart:style-name="ch1">
        <chart:legend chart:legend-position="end" svg:x="15.501cm" svg:y="4.2cm" style:legend-expansion="high" chart:style-name="ch2"/>
        <chart:plot-area chart:style-name="ch3" table:cell-range-address="Sheet1.B4:Sheet1.B124" svg:x="0.367cm" svg:y="0.18cm" svg:width="14.767cm" svg:height="8.64cm">
          <chartooo:coordinate-region svg:x="1.116cm" svg:y="0.38cm" svg:width="13.876cm" svg:height="7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24" chart:class="chart:line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8350755152546">
                <text:p>0.358350755152546</text:p>
                <draw:g>
                  <svg:desc>Sheet1.B4:Sheet1.B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171383838836">
                <text:p>0.157171383838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22886826381341">
                <text:p>0.0822886826381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2923463437552">
                <text:p>0.0472923463437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9318647745286">
                <text:p>0.029931864774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4022469619352">
                <text:p>0.0174022469619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297187551441">
                <text:p>0.010297187551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0952819131774">
                <text:p>0.010095281913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6026161493417">
                <text:p>0.0206026161493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81076959492461">
                <text:p>0.0981076959492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504275527359">
                <text:p>0.545042755273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6215360129104">
                <text:p>0.956215360129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5384592712134">
                <text:p>0.885384592712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6596722855839">
                <text:p>0.5365967228558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6744843471693">
                <text:p>0.256744843471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844422713729">
                <text:p>0.122844422713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2201055515302">
                <text:p>0.0582201055515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218344314506">
                <text:p>0.0288218344314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2819513508989">
                <text:p>0.0132819513508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10264778122936">
                <text:p>0.007102647781229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01919303494013">
                <text:p>0.00601919303494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3779190257588">
                <text:p>0.0103779190257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4309969554964">
                <text:p>0.0324309969554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7413622524984">
                <text:p>0.147413622524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1335140781148">
                <text:p>0.921335140781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119889843737">
                <text:p>1.18119889843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2811639404194">
                <text:p>0.922811639404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4587014484825">
                <text:p>0.454587014484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1435820690616">
                <text:p>0.211435820690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27350090748317">
                <text:p>0.0927350090748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6395871145132">
                <text:p>0.0386395871145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0998279643805">
                <text:p>0.0160998279643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09243522659934">
                <text:p>0.007092435226599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51747466662378">
                <text:p>0.00451747466662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03345952377124">
                <text:p>0.00403345952377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9632433861583">
                <text:p>0.00896324338615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73468474423263">
                <text:p>0.03734684744232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7283441864048">
                <text:p>0.287283441864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4913376745619">
                <text:p>1.14913376745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2084341086919">
                <text:p>1.32084341086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3666720887543">
                <text:p>0.923666720887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1258531065073">
                <text:p>0.471258531065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1392534643194">
                <text:p>0.2013925346431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99176724774578">
                <text:p>0.0799176724774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14636505816763">
                <text:p>0.03146365058167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35037126959984">
                <text:p>0.0135037126959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92268100701685">
                <text:p>0.00592268100701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79659038911336">
                <text:p>0.00379659038911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42035170190393">
                <text:p>0.00342035170190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98030959572231">
                <text:p>0.00698030959572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67384715564332">
                <text:p>0.0367384715564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3986105058484">
                <text:p>0.3339861050584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5547836143602">
                <text:p>1.85547836143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8291571933649">
                <text:p>2.18291571933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2674230021993">
                <text:p>1.42674230021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2651818287048">
                <text:p>0.6826518182870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377254367226">
                <text:p>0.276377254367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94162785493619">
                <text:p>0.0994162785493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62833133391832">
                <text:p>0.03628331333918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31461280214432">
                <text:p>0.0131461280214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517564095332409">
                <text:p>0.005175640953324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8282191001771">
                <text:p>0.0028282191001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04943413056311">
                <text:p>0.002049434130563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80744401447002">
                <text:p>0.00280744401447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33687810212858">
                <text:p>0.0133687810212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153437292078">
                <text:p>0.12153437292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4879791698308">
                <text:p>0.934879791698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1648453287622">
                <text:p>1.416484532876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9805002548544">
                <text:p>1.09805002548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1901054940336">
                <text:p>0.571901054940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8778757891555">
                <text:p>0.258778757891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8275630916968">
                <text:p>0.1082756309169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3836287820635">
                <text:p>0.043836287820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73265959765356">
                <text:p>0.0173265959765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90302628547234">
                <text:p>0.00690302628547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71130445455502">
                <text:p>0.00371130445455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81159428375381">
                <text:p>0.00281159428375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530489487500718">
                <text:p>0.005304894875007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7358190972422">
                <text:p>0.0147358190972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7556942617064">
                <text:p>0.0775569426170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0795632310091">
                <text:p>1.107956323100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8279474728702">
                <text:p>1.58279474728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2697267231552">
                <text:p>1.226972672315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9048266831">
                <text:p>0.6390482668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9640618916034">
                <text:p>0.2696406189160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4918528761103">
                <text:p>0.104918528761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8929767152482">
                <text:p>0.03989297671524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2846654081411">
                <text:p>0.0152846654081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621327862119555">
                <text:p>0.00621327862119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34047237698686">
                <text:p>0.003340472376986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73809211228431">
                <text:p>0.00273809211228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65078948304574">
                <text:p>0.00365078948304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7376161266051">
                <text:p>0.0107376161266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9306845851168">
                <text:p>0.1193068458511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8460768955607">
                <text:p>1.08460768955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2761646416348">
                <text:p>1.52761646416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324740012021">
                <text:p>1.12324740012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8087644041994">
                <text:p>0.5880876440419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6806831459386">
                <text:p>0.2568068314593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3970377109063">
                <text:p>0.1039703771090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96833500416272">
                <text:p>0.03968335004162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49748490723121">
                <text:p>0.0149748490723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626562722690884">
                <text:p>0.00626562722690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4280652727258">
                <text:p>0.00364280652727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91424522181807">
                <text:p>0.002914245221818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485707536969678">
                <text:p>0.004857075369696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11177189986816">
                <text:p>0.0211177189986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4221876462833">
                <text:p>0.1242218764628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0716920369607">
                <text:p>0.7307169203696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3850325486374">
                <text:p>1.238503254863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1516660234733">
                <text:p>1.015166602347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0865526158745">
                <text:p>0.5608655261587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7078821980355">
                <text:p>0.2670788219803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462610385423">
                <text:p>0.11462610385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91957527271371">
                <text:p>0.04919575272713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12050658306626">
                <text:p>0.02120506583066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898519738587396">
                <text:p>0.008985197385873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49259869293698">
                <text:p>0.004492598692936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97575105569644">
                <text:p>0.003975751055696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593395679954693">
                <text:p>0.00593395679954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52152738449921">
                <text:p>0.01521527384499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7cm" svg:y="4.2cm" style:legend-expansion="high" chart:style-name="ch2"/>
        <chart:plot-area chart:style-name="ch3" table:cell-range-address="Sheet1.A150:Sheet1.A193" svg:x="0.32cm" svg:y="0.18cm" svg:width="12.497cm" svg:height="8.64cm">
          <chartooo:coordinate-region svg:x="1.169cm" svg:y="0.38cm" svg:width="11.447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50:Sheet1.A193" chart:class="chart:line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">
                <text:p>345</text:p>
                <draw:g>
                  <svg:desc>Sheet1.A150:Sheet1.A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